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34f9" officeooo:paragraph-rsid="000475e0"/>
    </style:style>
    <style:style style:name="P2" style:family="paragraph" style:parent-style-name="Standard">
      <style:paragraph-properties fo:text-align="start" style:justify-single-word="false"/>
      <style:text-properties officeooo:rsid="000475e0" officeooo:paragraph-rsid="000475e0"/>
    </style:style>
    <style:style style:name="P3" style:family="paragraph" style:parent-style-name="Standard">
      <style:paragraph-properties fo:text-align="start" style:justify-single-word="false"/>
      <style:text-properties officeooo:rsid="00058b3e" officeooo:paragraph-rsid="00058b3e"/>
    </style:style>
    <style:style style:name="P4" style:family="paragraph" style:parent-style-name="Standard">
      <style:paragraph-properties fo:text-align="start" style:justify-single-word="false"/>
      <style:text-properties officeooo:rsid="00058b3e" officeooo:paragraph-rsid="000674e8"/>
    </style:style>
    <style:style style:name="P5" style:family="paragraph" style:parent-style-name="Standard">
      <style:paragraph-properties fo:text-align="start" style:justify-single-word="false"/>
      <style:text-properties officeooo:rsid="000684c6" officeooo:paragraph-rsid="000684c6"/>
    </style:style>
    <style:style style:name="P6" style:family="paragraph" style:parent-style-name="Standard">
      <style:paragraph-properties fo:text-align="start" style:justify-single-word="false"/>
      <style:text-properties officeooo:rsid="00086c58" officeooo:paragraph-rsid="00086c58"/>
    </style:style>
    <style:style style:name="T1" style:family="text">
      <style:text-properties officeooo:rsid="000475e0"/>
    </style:style>
    <style:style style:name="T2" style:family="text">
      <style:text-properties officeooo:rsid="00056204"/>
    </style:style>
    <style:style style:name="T3" style:family="text">
      <style:text-properties officeooo:rsid="000674e8"/>
    </style:style>
    <style:style style:name="T4" style:family="text">
      <style:text-properties officeooo:rsid="00097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fonso Amendola</text:p>
      <text:p text:style-name="P1">NUSP 9301753</text:p>
      <text:p text:style-name="P1"/>
      <text:p text:style-name="P1">Análise de Dados em Astronomia</text:p>
      <text:p text:style-name="P1">Exercicio <text:span text:style-name="T1">2</text:span></text:p>
      <text:p text:style-name="P1"/>
      <text:p text:style-name="P1"/>
      <text:p text:style-name="P2">1.<text:tab/>Numa amostra de 100 quasares, 10 são Radio-Loud e 90 são Radio-Quiet. Dois objetos são escolhidos aleatoriamente desta amostra, qual é a probabilidade de escolhermos 2 objetos radio-loud, dois objetos radio-quiet e um objeto radio-loud e um objeto radio-quiet.</text:p>
      <text:p text:style-name="P2"/>
      <text:p text:style-name="P2">1.1<text:tab/>Dois objetos radio-loud</text:p>
      <text:p text:style-name="P2"><text:tab/></text:p>
      <text:p text:style-name="P2"><text:tab/>Numa amostra de 100 quasares temos 10 RL (Radio-Loud) e 90 RQ (Radio-Quiet), a chance de escolher aleatoriamente um quasar RL é de 10/100 e de escolher um RQ é 90/100, então a chance de escolher dois objetos RL é de 10/100 * 9/99 já que removemos um objeto RL na primeira escolha, nos dando uma probabilidade final de 0.009.</text:p>
      <text:p text:style-name="P2"/>
      <text:p text:style-name="P2">1.2<text:tab/>Dois objetos radio-quiet</text:p>
      <text:p text:style-name="P2"><text:tab/></text:p>
      <text:p text:style-name="P2"><text:tab/>Usando a mesma logica do ex 1.1 temos uma chance de 90/100 para o primeiro RQ e <text:s/>89/99 para o segundo, multiplicando os dois obtemos a probabilidade final de <text:span text:style-name="T2">0.81.</text:span></text:p>
      <text:p text:style-name="P2"/>
      <text:p text:style-name="P3">1.3<text:tab/>Um objeto RL e um objeto RQ</text:p>
      <text:p text:style-name="P3"/>
      <text:p text:style-name="P4"><text:tab/><text:span text:style-name="T3">Temos duas possibilidades </text:span></text:p>
      <text:p text:style-name="P4"/>
      <text:p text:style-name="P4"><text:span text:style-name="T3"><text:tab/>P(RL, RQ) = 10/100 * 90/99 <text:s/>= <text:s/>0.091</text:span></text:p>
      <text:p text:style-name="P4"><text:span text:style-name="T3"><text:tab/>P(RQ, RL) = 90/100 * 10/99 <text:s/>= <text:s/>0.091</text:span></text:p>
      <text:p text:style-name="P4"/>
      <text:p text:style-name="P4"><text:tab/><text:span text:style-name="T3">Portanto a possibilidade de escolher um quasar RQ e um RL é de 2* 0.091 = 0.182</text:span></text:p>
      <text:p text:style-name="P3"/>
      <text:p text:style-name="P5">2. Numa amostra de 100 galáxias, 68 estão formando estrelas e 44 têm núcleo ativo, qual a probabilidade de uma galáxia ao acaso estar formando estrelas e possuir um núcleo ativo?</text:p>
      <text:p text:style-name="P5"><text:tab/></text:p>
      <text:p text:style-name="P5"><text:tab/>Assumindo q os dois eventos são independentes, a probabilidade é de 68/100 * 44/100 = 0.2992</text:p>
      <text:p text:style-name="P5"/>
      <text:p text:style-name="P6">3. Se a distribuição de fluxos de um objeto é gaussiana, qual será a forma de sua distribuição de magnitudes?</text:p>
      <text:p text:style-name="P6"/>
      <text:p text:style-name="P6"><text:tab/>Sabendo que </text:p>
      <text:p text:style-name="P6"><text:tab/><text:tab/></text:p>
      <text:p text:style-name="P6"><text:tab/><text:tab/>m = -2.5log F + c → (m – c) / -2.5 = log F → <text:s/><text:span text:style-name="T4">exp(</text:span> <text:span text:style-name="T4">M ) = F</text:span></text:p>
      <text:p text:style-name="P6"/>
      <text:p text:style-name="P6"><text:tab/><text:span text:style-name="T4">Aplicar uma função exponencial numa função gaussiana obtemos uma função que não é gaussiana (distribuição exGaussiana), que é o tipo de distribuição das magnitudes de uma distribuição de fluxos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22:24:38.370485997</meta:creation-date>
    <dc:date>2020-03-23T23:12:14.730762938</dc:date>
    <meta:editing-duration>PT16M29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4" meta:word-count="311" meta:character-count="1740" meta:non-whitespace-character-count="1424"/>
  </office:meta>
</office:document-meta>
</file>